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85cm"/>
    </style:style>
    <style:style style:name="gr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4.862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526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473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669cm"/>
    </style:style>
    <style:style style:name="gr9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907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93cm" fo:min-width="1.907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2.2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32cm"/>
    </style:style>
    <style:style style:name="gr17" style:family="graphic" style:parent-style-name="standard">
      <style:graphic-properties draw:stroke="none" draw:fill="none" fo:min-height="1.147cm"/>
    </style:style>
    <style:style style:name="gr18" style:family="graphic" style:parent-style-name="standard">
      <style:graphic-properties draw:stroke="none" draw:fill="none" fo:min-height="1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779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1.526cm"/>
    </style:style>
    <style:style style:name="gr2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1.907cm"/>
    </style:style>
    <style:style style:name="gr2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71cm" fo:min-width="2.288cm"/>
    </style:style>
    <style:style style:name="gr2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padding-top="0.2cm" fo:padding-bottom="0.2cm" fo:padding-left="0.325cm" fo:padding-right="0.3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167cm"/>
    </style:style>
    <style:style style:name="gr27" style:family="graphic" style:parent-style-name="objectwithoutfill">
      <style:graphic-properties draw:stroke="solid"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8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9" style:family="graphic" style:parent-style-name="standard">
      <style:graphic-properties draw:stroke="none" draw:fill="none" fo:min-height="1.29cm"/>
    </style:style>
    <style:style style:name="gr30" style:family="graphic" style:parent-style-name="standard">
      <style:graphic-properties draw:stroke="none" draw:fill="none" fo:min-height="0.89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5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3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288cm"/>
    </style:style>
    <style:style style:name="gr3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3.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336cm"/>
    </style:style>
    <style:style style:name="gr3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11cm"/>
    </style:style>
    <style:style style:name="gr3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46cm" fo:min-width="0.3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79cm"/>
    </style:style>
    <style:style style:name="gr40" style:family="graphic" style:parent-style-name="standard">
      <style:graphic-properties draw:stroke="none" draw:fill="none" fo:min-height="1.4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1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738cm"/>
    </style:style>
    <style:style style:name="gr4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766cm" fo:min-width="4.862cm"/>
    </style:style>
    <style:style style:name="co1" style:family="table-column">
      <style:table-column-properties style:column-width="6.586cm" style:use-optimal-column-width="false"/>
    </style:style>
    <style:style style:name="co2" style:family="table-column">
      <style:table-column-properties style:column-width="5.977cm" style:use-optimal-column-width="false"/>
    </style:style>
    <style:style style:name="co3" style:family="table-column">
      <style:table-column-properties style:column-width="5.976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61cm"/>
    </style:style>
    <style:style style:name="ro3" style:family="table-row">
      <style:table-row-properties style:row-height="1.063cm"/>
    </style:style>
    <style:style style:name="ce1" style:family="table-cell">
      <style:graphic-properties draw:fill="none" style:repeat="repeat"/>
      <style:paragraph-properties fo:margin-top="0.2cm" fo:margin-bottom="0.2cm" fo:text-align="center" fo:border="none"/>
      <style:text-properties fo:font-family="'Droid Sans Mono'" style:font-family-generic="swiss" fo:font-weight="normal" style:font-weight-asian="normal" style:font-weight-complex="normal"/>
    </style:style>
    <style:style style:name="ce2" style:family="table-cell">
      <style:graphic-properties draw:fill="none" style:repeat="repeat"/>
      <style:paragraph-properties fo:text-align="center" fo:border="none"/>
      <style:text-properties fo:font-family="'Droid Sans Mono'" style:font-family-generic="swiss" fo:font-weight="normal" style:font-weight-asian="normal" style:font-weight-complex="normal"/>
    </style:style>
    <style:style style:name="ce3" style:family="table-cell">
      <style:graphic-properties draw:fill="none" style:repeat="repeat"/>
      <style:paragraph-properties fo:text-align="center"/>
      <style:text-properties fo:font-family="'Droid Sans Mono'" style:font-family-generic="swiss" fo:font-weight="normal" style:font-weight-asian="normal" style:font-weight-complex="normal"/>
    </style:style>
    <style:style style:name="P1" style:family="paragraph">
      <style:text-properties fo:font-family="'Arial Narrow'" style:font-family-generic="swiss" style:font-pitch="variable" fo:font-size="18pt"/>
    </style:style>
    <style:style style:name="P2" style:family="paragraph">
      <style:paragraph-properties fo:margin-top="0.2cm" fo:margin-bottom="0.2cm" fo:text-align="center"/>
      <style:text-properties fo:font-family="'Droid Sans Mono'" style:font-family-generic="swiss"/>
    </style:style>
    <style:style style:name="P3" style:family="paragraph">
      <style:paragraph-properties fo:text-align="center"/>
      <style:text-properties fo:font-family="'Droid Sans Mono'" style:font-family-generic="swiss"/>
    </style:style>
    <style:style style:name="P4" style:family="paragraph">
      <style:paragraph-properties fo:text-align="center"/>
    </style:style>
    <style:style style:name="P5" style:family="paragraph">
      <style:text-properties fo:font-family="'Droid Sans Mono'" style:font-family-generic="swiss" style:font-pitch="fixed" fo:font-size="18pt"/>
    </style:style>
    <style:style style:name="P6" style:family="paragraph">
      <style:text-properties fo:color="#808080" fo:font-family="'Droid Sans Mono'" style:font-family-generic="swiss" style:font-pitch="fixed" fo:font-size="18pt"/>
    </style:style>
    <style:style style:name="P7" style:family="paragraph">
      <style:text-properties fo:font-family="'Droid Sans Mono'" style:font-family-generic="swiss"/>
    </style:style>
    <style:style style:name="P8" style:family="paragraph">
      <style:text-properties fo:color="#999999" fo:font-family="'Droid Sans Mono'" style:font-family-generic="swiss" fo:font-size="18pt"/>
    </style:style>
    <style:style style:name="P9" style:family="paragraph">
      <style:text-properties fo:color="#999999" fo:font-family="'Droid Sans Mono'" style:font-family-generic="swiss"/>
    </style:style>
    <style:style style:name="T1" style:family="text">
      <style:text-properties fo:font-family="'Droid Sans Mono'" style:font-family-generic="swiss" style:font-pitch="fixed" fo:font-size="18pt"/>
    </style:style>
    <style:style style:name="T2" style:family="text">
      <style:text-properties fo:font-family="'Droid Sans Mono'" style:font-family-generic="swis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08080" fo:font-family="'Droid Sans Mono'" style:font-family-generic="swiss" style:font-pitch="fixed" fo:font-size="18pt"/>
    </style:style>
    <style:style style:name="T5" style:family="text">
      <style:text-properties fo:color="#999999" fo:font-family="'Droid Sans Mono'" style:font-family-generic="swiss" fo:font-size="18pt"/>
    </style:style>
    <style:style style:name="T6" style:family="text">
      <style:text-properties fo:color="#999999" fo:font-family="'Droid Sans Mono'" style:font-family-generic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5cm" svg:height="0.996cm" svg:x="1.917cm" svg:y="1.917cm">
          <draw:text-box>
            <text:p><text:span text:style-name="T1">Begin!</text:span></text:p>
          </draw:text-box>
        </draw:frame>
      </draw:page>
      <draw:page draw:name="page2" draw:style-name="dp1" draw:master-page-name="Default">
        <draw:frame draw:style-name="standard" draw:layer="layout" svg:width="6.585cm" svg:height="4.023cm" svg:x="1.022cm" svg:y="1.1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=alice</text:span></text:p>
              </table:table-cell>
            </table:table-row>
            <table:table-row table:style-name="ro1">
              <table:table-cell table:style-name="ce1">
                <text:p text:style-name="P2"><text:span text:style-name="T2">=bob</text:span></text:p>
              </table:table-cell>
            </table:table-row>
            <table:table-row table:style-name="ro1">
              <table:table-cell table:style-name="ce1">
                <text:p text:style-name="P2"><text:span text:style-name="T2">+acme</text:span></text:p>
              </table:table-cell>
            </table:table-row>
            <table:table-row table:style-name="ro1">
              <table:table-cell table:style-name="ce1">
                <text:p text:style-name="P2"><text:span text:style-name="T2">*alice.ca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11.952cm" svg:height="4.245cm" svg:x="0.985cm" svg:y="1.19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3"><text:span text:style-name="T3">=alice</text:span></text:p>
              </table:table-cell>
              <table:table-cell>
                <text:p text:style-name="P3"><text:span text:style-name="T3">[=]!:uuid:1111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">=bob</text:span></text:p>
              </table:table-cell>
              <table:table-cell>
                <text:p text:style-name="P3"><text:span text:style-name="T3">[=]!:uuid:2222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">+acme</text:span></text:p>
              </table:table-cell>
              <table:table-cell>
                <text:p text:style-name="P3"><text:span text:style-name="T3">[=]!:uuid:3333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3">*alice.car</text:span></text:p>
              </table:table-cell>
              <table:table-cell>
                <text:p text:style-name="P3"><text:span text:style-name="T3">[=]!:uuid:4444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custom-shape draw:style-name="gr2" draw:text-style-name="P4" xml:id="id1" draw:id="id1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7cm" svg:height="1.27cm" svg:x="10.271cm" svg:y="8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.762cm" svg:y1="4.81cm" svg:x2="10.271cm" svg:y2="8.64cm" draw:start-shape="id1" draw:start-glue-point="8" draw:end-shape="id2" draw:end-glue-point="6" svg:d="M1762 4810c0 2554 2836 3830 8509 3830">
          <text:p/>
        </draw:connector>
        <draw:frame draw:style-name="gr1" draw:text-style-name="P5" draw:layer="layout" svg:width="2.585cm" svg:height="0.996cm" svg:x="11.369cm" svg:y="7.116cm">
          <draw:text-box>
            <text:p><text:span text:style-name="T1">=alice</text:span></text:p>
          </draw:text-box>
        </draw:frame>
        <draw:custom-shape draw:style-name="gr3" draw:text-style-name="P4" xml:id="id3" draw:id="id3" draw:layer="layout" svg:width="1.27cm" svg:height="1.27cm" svg:x="3.54cm" svg:y="11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7cm" svg:height="1.27cm" svg:x="10.144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5.362cm" svg:height="1.124cm" svg:x="11.005cm" svg:y="16.387cm">
          <draw:text-box draw:corner-radius="2.54cm">
            <text:p><text:span text:style-name="T1">[=]!:uuid:1111</text:span></text:p>
          </draw:text-box>
        </draw:frame>
        <draw:connector draw:style-name="gr4" draw:text-style-name="P4" draw:layer="layout" draw:type="curve" svg:x1="1.762cm" svg:y1="4.81cm" svg:x2="3.54cm" svg:y2="11.815cm" draw:start-shape="id1" draw:start-glue-point="8" draw:end-shape="id3" draw:end-glue-point="6" svg:d="M1762 4810c0 4670 592 7005 1778 7005">
          <text:p/>
        </draw:connector>
        <draw:frame draw:style-name="gr6" draw:text-style-name="P6" draw:layer="layout" svg:width="2.026cm" svg:height="1.242cm" svg:x="2.143cm" svg:y="8.922cm">
          <draw:text-box>
            <text:p><text:span text:style-name="T4">[=]</text:span></text:p>
          </draw:text-box>
        </draw:frame>
        <draw:frame draw:style-name="gr7" draw:text-style-name="P6" draw:layer="layout" svg:width="3.973cm" svg:height="0.996cm" svg:x="5.191cm" svg:y="14.101cm">
          <draw:text-box draw:corner-radius="0.35cm">
            <text:p><text:span text:style-name="T4">!uuid:1111</text:span></text:p>
          </draw:text-box>
        </draw:frame>
        <draw:frame draw:style-name="gr8" draw:text-style-name="P6" draw:layer="layout" svg:width="3.169cm" svg:height="0.996cm" svg:x="4.302cm" svg:y="6.882cm">
          <draw:text-box>
            <text:p><text:span text:style-name="T4">=alice</text:span></text:p>
          </draw:text-box>
        </draw:frame>
        <draw:connector draw:style-name="gr4" draw:text-style-name="P4" draw:layer="layout" draw:type="curve" svg:x1="4.175cm" svg:y1="12.45cm" svg:x2="10.144cm" svg:y2="16.006cm" draw:start-shape="id3" draw:start-glue-point="8" draw:end-shape="id4" draw:end-glue-point="6" svg:d="M4175 12450c0 2371 1989 3556 5969 3556">
          <text:p/>
        </draw:connector>
        <draw:frame draw:style-name="gr1" draw:text-style-name="P5" draw:layer="layout" svg:width="2.585cm" svg:height="0.996cm" svg:x="4.556cm" svg:y="10.819cm">
          <draw:text-box>
            <text:p><text:span text:style-name="T1">[=]</text:span></text:p>
          </draw:text-box>
        </draw:frame>
        <draw:connector draw:style-name="gr9" draw:text-style-name="P4" draw:layer="layout" draw:type="curve" svg:x1="10.906cm" svg:y1="9.149cm" svg:x2="11.414cm" svg:y2="16.006cm" draw:end-shape="id4" draw:end-glue-point="10" svg:d="M10906 9149c1626 0 1372 6857 508 6857">
          <text:p/>
        </draw:connector>
        <draw:frame draw:style-name="gr1" draw:text-style-name="P5" draw:layer="layout" svg:width="2.585cm" svg:height="0.996cm" svg:x="12.258cm" svg:y="11.962cm">
          <draw:text-box>
            <text:p><text:span text:style-name="T1">$ref </text:span></text:p>
          </draw:text-box>
        </draw:frame>
        <draw:connector draw:style-name="gr9" draw:text-style-name="P4" draw:layer="layout" draw:type="curve" svg:x1="10.144cm" svg:y1="16.006cm" svg:x2="10.271cm" svg:y2="8.64cm" draw:start-shape="id4" draw:start-glue-point="6" draw:end-shape="id2" draw:end-glue-point="6" svg:d="M10144 16006c-864 0-927-7366 127-7366">
          <text:p/>
        </draw:connector>
        <draw:frame draw:style-name="gr10" draw:text-style-name="P5" draw:layer="layout" svg:width="3.683cm" svg:height="0.996cm" svg:x="6.461cm" svg:y="11.688cm">
          <draw:text-box>
            <text:p><text:span text:style-name="T1">$is$ref </text:span></text:p>
          </draw:text-box>
        </draw:frame>
        <draw:frame draw:style-name="gr1" draw:text-style-name="P5" draw:layer="layout" svg:width="2.585cm" svg:height="0.996cm" svg:x="-19.701cm" svg:y="26.293cm">
          <draw:text-box>
            <text:p><text:span text:style-name="T1">$ref </text:span></text:p>
          </draw:text-box>
        </draw:frame>
      </draw:page>
      <draw:page draw:name="page5" draw:style-name="dp1" draw:master-page-name="Default">
        <draw:custom-shape draw:style-name="gr2" draw:text-style-name="P4" xml:id="id5" draw:id="id5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27cm" svg:height="1.27cm" svg:x="6.207cm" svg:y="1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.762cm" svg:y1="4.81cm" svg:x2="6.207cm" svg:y2="16.621cm" draw:start-shape="id5" draw:start-glue-point="8" draw:end-shape="id6" draw:end-glue-point="6" svg:d="M1762 4810c0 7874 1481 11811 4445 11811">
          <text:p/>
        </draw:connector>
        <draw:frame draw:style-name="gr1" draw:text-style-name="P5" draw:layer="layout" svg:width="2.585cm" svg:height="0.996cm" svg:x="7.477cm" svg:y="16.113cm">
          <draw:text-box>
            <text:p><text:span text:style-name="T1">=alice</text:span></text:p>
          </draw:text-box>
        </draw:frame>
        <draw:custom-shape draw:style-name="gr3" draw:text-style-name="P4" xml:id="id7" draw:id="id7" draw:layer="layout" svg:width="1.27cm" svg:height="1.27cm" svg:x="6.0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27cm" svg:height="1.27cm" svg:x="5.953cm" svg:y="2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026cm" svg:height="0.996cm" svg:x="7.344cm" svg:y="19.073cm">
          <draw:text-box>
            <text:p><text:span text:style-name="T1">=bob</text:span></text:p>
          </draw:text-box>
        </draw:frame>
        <draw:frame draw:style-name="gr12" draw:text-style-name="P5" draw:layer="layout" svg:width="2.407cm" svg:height="0.996cm" svg:x="7.229cm" svg:y="21.955cm">
          <draw:text-box draw:corner-radius="0.635cm">
            <text:p><text:span text:style-name="T1">+acme</text:span></text:p>
          </draw:text-box>
        </draw:frame>
        <draw:connector draw:style-name="gr4" draw:text-style-name="P4" draw:layer="layout" draw:type="curve" svg:x1="1.762cm" svg:y1="4.81cm" svg:x2="6.08cm" svg:y2="19.542cm" draw:start-shape="id5" draw:start-glue-point="8" draw:end-shape="id7" draw:end-glue-point="6" svg:d="M1762 4810c0 9822 1439 14732 4318 14732">
          <text:p/>
        </draw:connector>
        <draw:connector draw:style-name="gr4" draw:text-style-name="P4" draw:layer="layout" draw:type="curve" svg:x1="1.762cm" svg:y1="4.81cm" svg:x2="5.953cm" svg:y2="22.463cm" draw:start-shape="id5" draw:start-glue-point="8" draw:end-shape="id8" draw:end-glue-point="6" svg:d="M1762 4810c0 11769 1397 17653 4191 17653">
          <text:p/>
        </draw:connector>
        <draw:frame draw:style-name="gr6" draw:text-style-name="P6" draw:layer="layout" svg:width="2.026cm" svg:height="1.242cm" svg:x="3.286cm" svg:y="16.395cm">
          <draw:text-box>
            <text:p><text:span text:style-name="T4">=bob</text:span></text:p>
          </draw:text-box>
        </draw:frame>
        <draw:frame draw:style-name="gr13" draw:text-style-name="P6" draw:layer="layout" svg:width="2.407cm" svg:height="1.143cm" svg:x="3.165cm" svg:y="19.371cm">
          <draw:text-box draw:corner-radius="0.35cm">
            <text:p><text:span text:style-name="T4">+acme</text:span></text:p>
          </draw:text-box>
        </draw:frame>
        <draw:frame draw:style-name="gr14" draw:text-style-name="P6" draw:layer="layout" svg:width="2.788cm" svg:height="0.996cm" svg:x="3.159cm" svg:y="13.7cm">
          <draw:text-box>
            <text:p><text:span text:style-name="T4">=alice</text:span></text:p>
          </draw:text-box>
        </draw:frame>
        <draw:custom-shape draw:style-name="gr2" draw:text-style-name="P4" xml:id="id10" draw:id="id10" draw:layer="layout" svg:width="1.27cm" svg:height="1.27cm" svg:x="9.763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.762cm" svg:y1="4.81cm" svg:x2="9.763cm" svg:y2="10.271cm" draw:start-shape="id5" draw:start-glue-point="8" draw:end-shape="id9" draw:end-glue-point="6" svg:d="M1762 4810c0 3641 2667 5461 8001 5461">
          <text:p/>
        </draw:connector>
        <draw:connector draw:style-name="gr4" draw:text-style-name="P4" draw:layer="layout" draw:type="curve" svg:x1="1.762cm" svg:y1="4.81cm" svg:x2="9.763cm" svg:y2="12.557cm" draw:start-shape="id5" draw:start-glue-point="8" draw:end-shape="id10" draw:end-glue-point="6" svg:d="M1762 4810c0 5165 2667 7747 8001 7747">
          <text:p/>
        </draw:connector>
        <draw:frame draw:style-name="gr15" draw:text-style-name="P5" draw:layer="layout" svg:width="2.712cm" svg:height="0.996cm" svg:x="10.994cm" svg:y="9.656cm">
          <draw:text-box draw:corner-radius="0.172cm">
            <text:p><text:span text:style-name="T1">(=bob)</text:span></text:p>
          </draw:text-box>
        </draw:frame>
        <draw:frame draw:style-name="gr16" draw:text-style-name="P5" draw:layer="layout" svg:width="2.932cm" svg:height="0.996cm" svg:x="10.867cm" svg:y="12.025cm">
          <draw:text-box draw:corner-radius="1.143cm">
            <text:p><text:span text:style-name="T1">(+acme)</text:span></text:p>
          </draw:text-box>
        </draw:frame>
        <draw:frame draw:style-name="gr17" draw:text-style-name="P8" draw:layer="layout" svg:width="2.794cm" svg:height="1.397cm" svg:x="4.048cm" svg:y="8.239cm">
          <draw:text-box>
            <text:p text:style-name="P7"><text:span text:style-name="T5">(=bob)</text:span></text:p>
          </draw:text-box>
        </draw:frame>
        <draw:frame draw:style-name="gr18" draw:text-style-name="P8" draw:layer="layout" svg:width="3.556cm" svg:height="1.449cm" svg:x="4.175cm" svg:y="10.346cm">
          <draw:text-box>
            <text:p text:style-name="P7"><text:span text:style-name="T5">(+acme)</text:span></text:p>
          </draw:text-box>
        </draw:frame>
        <draw:connector draw:style-name="gr4" draw:text-style-name="P4" draw:layer="layout" draw:type="curve" svg:x1="1.762cm" svg:y1="4.81cm" svg:x2="9.763cm" svg:y2="7.985cm" draw:start-shape="id5" draw:start-glue-point="8" draw:end-shape="id11" draw:end-glue-point="6" svg:d="M1762 4810c0 2117 2667 3175 8001 3175">
          <text:p/>
        </draw:connector>
        <draw:frame draw:style-name="gr19" draw:text-style-name="P5" draw:layer="layout" svg:width="3.279cm" svg:height="0.996cm" svg:x="10.929cm" svg:y="7.35cm">
          <draw:text-box draw:corner-radius="0.138cm">
            <text:p><text:span text:style-name="T1">(=alice)</text:span></text:p>
          </draw:text-box>
        </draw:frame>
        <draw:frame draw:style-name="gr20" draw:text-style-name="P8" draw:layer="layout" svg:width="3.302cm" svg:height="0.996cm" svg:x="4.175cm" svg:y="6.26cm">
          <draw:text-box>
            <text:p text:style-name="P7"><text:span text:style-name="T5">(=alice)</text:span></text:p>
          </draw:text-box>
        </draw:frame>
        <draw:custom-shape draw:style-name="gr2" draw:text-style-name="P4" xml:id="id11" draw:id="id11" draw:layer="layout" svg:width="1.27cm" svg:height="1.27cm" svg:x="9.763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1.27cm" svg:height="1.27cm" svg:x="9.763cm" svg:y="9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" draw:text-style-name="P4" xml:id="id12" draw:id="id12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27cm" svg:height="1.27cm" svg:x="6.074cm" svg:y="15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.762cm" svg:y1="4.81cm" svg:x2="6.074cm" svg:y2="16.006cm" draw:start-shape="id12" draw:start-glue-point="8" draw:end-shape="id13" draw:end-glue-point="6" svg:d="M1762 4810c0 7464 1437 11196 4312 11196">
          <text:p/>
        </draw:connector>
        <draw:frame draw:style-name="gr1" draw:text-style-name="P5" draw:layer="layout" svg:width="2.585cm" svg:height="0.996cm" svg:x="7.299cm" svg:y="15.01cm">
          <draw:text-box>
            <text:p><text:span text:style-name="T1">=alice</text:span></text:p>
          </draw:text-box>
        </draw:frame>
        <draw:custom-shape draw:style-name="gr3" draw:text-style-name="P4" xml:id="id14" draw:id="id14" draw:layer="layout" svg:width="1.27cm" svg:height="1.27cm" svg:x="6.074cm" svg:y="1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1.27cm" svg:height="1.27cm" svg:x="6.074cm" svg:y="20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026cm" svg:height="0.996cm" svg:x="7.35cm" svg:y="18.038cm">
          <draw:text-box>
            <text:p><text:span text:style-name="T1">=bob</text:span></text:p>
          </draw:text-box>
        </draw:frame>
        <draw:frame draw:style-name="gr12" draw:text-style-name="P5" draw:layer="layout" svg:width="2.407cm" svg:height="0.996cm" svg:x="7.483cm" svg:y="20.705cm">
          <draw:text-box draw:corner-radius="0.635cm">
            <text:p><text:span text:style-name="T1">+acme</text:span></text:p>
          </draw:text-box>
        </draw:frame>
        <draw:connector draw:style-name="gr4" draw:text-style-name="P4" draw:layer="layout" draw:type="curve" svg:x1="1.762cm" svg:y1="4.81cm" svg:x2="6.074cm" svg:y2="18.546cm" draw:start-shape="id12" draw:start-glue-point="8" draw:end-shape="id14" draw:end-glue-point="6" svg:d="M1762 4810c0 9158 1437 13736 4312 13736">
          <text:p/>
        </draw:connector>
        <draw:connector draw:style-name="gr4" draw:text-style-name="P4" draw:layer="layout" draw:type="curve" svg:x1="1.762cm" svg:y1="4.81cm" svg:x2="6.074cm" svg:y2="21.086cm" draw:start-shape="id12" draw:start-glue-point="8" draw:end-shape="id15" draw:end-glue-point="6" svg:d="M1762 4810c0 10851 1437 16276 4312 16276">
          <text:p/>
        </draw:connector>
        <draw:frame draw:style-name="gr21" draw:text-style-name="P6" draw:layer="layout" svg:width="2.026cm" svg:height="0.996cm" svg:x="3.286cm" svg:y="16.133cm">
          <draw:text-box>
            <text:p><text:span text:style-name="T4">=bob</text:span></text:p>
          </draw:text-box>
        </draw:frame>
        <draw:frame draw:style-name="gr22" draw:text-style-name="P6" draw:layer="layout" svg:width="2.407cm" svg:height="0.996cm" svg:x="3.54cm" svg:y="18.8cm">
          <draw:text-box draw:corner-radius="0.35cm">
            <text:p><text:span text:style-name="T4">+acme</text:span></text:p>
          </draw:text-box>
        </draw:frame>
        <draw:frame draw:style-name="gr23" draw:text-style-name="P6" draw:layer="layout" svg:width="2.788cm" svg:height="1.121cm" svg:x="3.407cm" svg:y="13.974cm">
          <draw:text-box draw:corner-radius="0.381cm">
            <text:p><text:span text:style-name="T4">=alice</text:span></text:p>
          </draw:text-box>
        </draw:frame>
        <draw:custom-shape draw:style-name="gr24" draw:text-style-name="P4" xml:id="id16" draw:id="id16" draw:layer="layout" svg:width="1.308cm" svg:height="1.27cm" svg:x="11.16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7" draw:id="id17" draw:layer="layout" svg:width="1.318cm" svg:height="1.27cm" svg:x="11.16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.762cm" svg:y1="4.81cm" svg:x2="11.16cm" svg:y2="7.985cm" draw:start-shape="id12" draw:start-glue-point="8" draw:end-shape="id16" draw:end-glue-point="6" svg:d="M1762 4810c0 2117 3132 3175 9398 3175">
          <text:p/>
        </draw:connector>
        <draw:connector draw:style-name="gr4" draw:text-style-name="P4" draw:layer="layout" draw:type="curve" svg:x1="1.762cm" svg:y1="4.81cm" svg:x2="11.16cm" svg:y2="11.795cm" draw:start-shape="id12" draw:start-glue-point="8" draw:end-shape="id17" draw:end-glue-point="6" svg:d="M1762 4810c0 4657 3132 6985 9398 6985">
          <text:p/>
        </draw:connector>
        <draw:frame draw:style-name="gr25" draw:text-style-name="P5" draw:layer="layout" svg:width="3.01cm" svg:height="0.996cm" svg:x="12.468cm" svg:y="7.497cm">
          <draw:text-box draw:corner-radius="0.889cm">
            <text:p><text:span text:style-name="T1">=bob</text:span></text:p>
          </draw:text-box>
        </draw:frame>
        <draw:frame draw:style-name="gr26" draw:text-style-name="P5" draw:layer="layout" svg:width="2.667cm" svg:height="1.123cm" svg:x="12.43cm" svg:y="11.287cm">
          <draw:text-box draw:corner-radius="0.051cm">
            <text:p><text:span text:style-name="T1">+acme</text:span></text:p>
          </draw:text-box>
        </draw:frame>
        <draw:custom-shape draw:style-name="gr2" draw:text-style-name="P4" xml:id="id18" draw:id="id18" draw:layer="layout" svg:width="1.27cm" svg:height="1.27cm" svg:x="11.1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4" draw:layer="layout" svg:x1="2.486cm" svg:y1="4.153cm" svg:x2="11.16cm" svg:y2="4.175cm">
          <text:p/>
        </draw:line>
        <draw:connector draw:style-name="gr28" draw:text-style-name="P4" draw:layer="layout" draw:type="curve" svg:x1="11.795cm" svg:y1="4.81cm" svg:x2="1.762cm" svg:y2="4.81cm" draw:start-shape="id18" draw:start-glue-point="8" draw:end-shape="id12" draw:end-glue-point="8" svg:d="M11795 4810c0 864-10033 864-10033 0">
          <text:p/>
        </draw:connector>
        <draw:connector draw:style-name="gr28" draw:text-style-name="P4" draw:layer="layout" draw:type="curve" svg:x1="1.762cm" svg:y1="3.54cm" svg:x2="11.795cm" svg:y2="3.54cm" draw:start-shape="id12" draw:start-glue-point="4" draw:end-shape="id18" draw:end-glue-point="4" svg:d="M1762 3540c0-864 10033-864 10033 0">
          <text:p/>
        </draw:connector>
        <draw:frame draw:style-name="gr29" draw:text-style-name="P9" draw:layer="layout" svg:width="5.715cm" svg:height="1.54cm" svg:x="4.048cm" svg:y="3.27cm">
          <draw:text-box draw:corner-radius="0.165cm">
            <text:p text:style-name="P7"><text:span text:style-name="T6">([=]!:uuid:1111</text:span></text:p>
          </draw:text-box>
        </draw:frame>
        <draw:frame draw:style-name="gr30" draw:text-style-name="P9" draw:layer="layout" svg:width="2.756cm" svg:height="1.143cm" svg:x="5.61cm" svg:y="6.715cm">
          <draw:text-box>
            <text:p text:style-name="P7"><text:span text:style-name="T6">(=bob)</text:span></text:p>
          </draw:text-box>
        </draw:frame>
        <draw:frame draw:style-name="gr31" draw:text-style-name="P5" draw:layer="layout" svg:width="6.056cm" svg:height="0.996cm" svg:x="12.303cm" svg:y="3.667cm">
          <draw:text-box>
            <text:p><text:span text:style-name="T1">([=]!:uuid:1111)</text:span></text:p>
          </draw:text-box>
        </draw:frame>
        <draw:frame draw:style-name="gr19" draw:text-style-name="P5" draw:layer="layout" svg:width="3.279cm" svg:height="0.996cm" svg:x="5.087cm" svg:y="1.635cm">
          <draw:text-box>
            <text:p><text:span text:style-name="T1">$is$ref </text:span></text:p>
          </draw:text-box>
        </draw:frame>
        <draw:frame draw:style-name="gr32" draw:text-style-name="P5" draw:layer="layout" svg:width="1.891cm" svg:height="0.996cm" svg:x="5.713cm" svg:y="4.683cm">
          <draw:text-box>
            <text:p><text:span text:style-name="T1">$ref</text:span></text:p>
          </draw:text-box>
        </draw:frame>
        <draw:frame draw:style-name="gr20" draw:text-style-name="P9" draw:layer="layout" svg:width="3.137cm" svg:height="0.996cm" svg:x="5.318cm" svg:y="9.89cm">
          <draw:text-box draw:corner-radius="0.508cm">
            <text:p text:style-name="P7"><text:span text:style-name="T6">(+acme)</text:span></text:p>
          </draw:text-box>
        </draw:frame>
      </draw:page>
      <draw:page draw:name="page7" draw:style-name="dp1" draw:master-page-name="Default">
        <draw:custom-shape draw:style-name="gr24" draw:text-style-name="P4" xml:id="id19" draw:id="id19" draw:layer="layout" svg:width="1.27cm" svg:height="1.27cm" svg:x="1.127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27cm" svg:height="1.27cm" svg:x="6.262cm" svg:y="6.9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.762cm" svg:y1="4.81cm" svg:x2="6.262cm" svg:y2="7.604cm" draw:start-shape="id19" draw:start-glue-point="8" draw:end-shape="id20" draw:end-glue-point="6" svg:d="M1762 4810c0 1863 1500 2794 4500 2794">
          <text:p/>
        </draw:connector>
        <draw:frame draw:style-name="gr14" draw:text-style-name="P6" draw:layer="layout" svg:width="2.788cm" svg:height="0.996cm" svg:x="2.96cm" svg:y="5.953cm">
          <draw:text-box>
            <text:p><text:span text:style-name="T4">=alice</text:span></text:p>
          </draw:text-box>
        </draw:frame>
        <draw:frame draw:style-name="gr33" draw:text-style-name="P5" draw:layer="layout" svg:width="2.788cm" svg:height="0.996cm" svg:x="7.659cm" svg:y="7.096cm">
          <draw:text-box>
            <text:p><text:span text:style-name="T1">=alice</text:span></text:p>
          </draw:text-box>
        </draw:frame>
        <draw:custom-shape draw:style-name="gr3" draw:text-style-name="P4" xml:id="id25" draw:id="id25" draw:layer="layout" svg:width="1.143cm" svg:height="1.143cm" svg:x="9.691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.762cm" svg:y1="4.81cm" svg:x2="6.389cm" svg:y2="11.922cm" draw:start-shape="id19" draw:start-glue-point="8" draw:end-shape="id21" draw:end-glue-point="6" svg:d="M1762 4810c0 4742 1542 7112 4627 7112">
          <text:p/>
        </draw:connector>
        <draw:frame draw:style-name="gr34" draw:text-style-name="P6" draw:layer="layout" svg:width="3.55cm" svg:height="0.996cm" svg:x="10.58cm" svg:y="17.53cm">
          <draw:text-box>
            <text:p><text:span text:style-name="T4">&lt;#model&gt;</text:span></text:p>
          </draw:text-box>
        </draw:frame>
        <draw:frame draw:style-name="gr35" draw:text-style-name="P5" draw:layer="layout" svg:width="5.836cm" svg:height="0.996cm" svg:x="7.786cm" svg:y="11.414cm">
          <draw:text-box>
            <text:p><text:span text:style-name="T1">(=alice/#owns)</text:span></text:p>
          </draw:text-box>
        </draw:frame>
        <draw:custom-shape draw:style-name="gr2" draw:text-style-name="P4" xml:id="id23" draw:id="id23" draw:layer="layout" svg:width="1.143cm" svg:height="1.016cm" svg:x="15.279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4" draw:layer="layout" draw:type="curve" svg:x1="13.247cm" svg:y1="20.812cm" svg:x2="15.279cm" svg:y2="23.479cm" draw:start-shape="id22" draw:start-glue-point="6" draw:end-shape="id23" draw:end-glue-point="3" svg:d="M13247 20812c0 1778 677 2667 2032 2667">
          <text:p/>
        </draw:connector>
        <draw:frame draw:style-name="gr37" draw:text-style-name="P5" draw:layer="layout" svg:width="11.61cm" svg:height="0.996cm" svg:x="0.748cm" svg:y="20.431cm">
          <draw:text-box>
            <text:p><text:span text:style-name="T1">(=alice/#owns)*alice.car&lt;#model&gt;</text:span></text:p>
          </draw:text-box>
        </draw:frame>
        <draw:frame draw:style-name="gr38" draw:text-style-name="P6" draw:layer="layout" svg:width="0.883cm" svg:height="0.996cm" svg:x="13.634cm" svg:y="21.701cm">
          <draw:text-box>
            <text:p><text:span text:style-name="T4">&amp;</text:span></text:p>
          </draw:text-box>
        </draw:frame>
        <draw:frame draw:style-name="gr39" draw:text-style-name="P5" draw:layer="layout" svg:width="6.979cm" svg:height="0.996cm" svg:x="13.501cm" svg:y="24.388cm">
          <draw:text-box>
            <text:p><text:span text:style-name="T1">“</text:span><text:span text:style-name="T1">Acura 2015 TLX”</text:span></text:p>
          </draw:text-box>
        </draw:frame>
        <draw:custom-shape draw:style-name="gr2" draw:text-style-name="P4" xml:id="id22" draw:id="id22" draw:layer="layout" svg:width="1.27cm" svg:height="1.27cm" svg:x="12.612cm" svg:y="19.5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4" draw:id="id24" draw:layer="layout" svg:width="1.27cm" svg:height="1.27cm" svg:x="11.16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4" draw:layer="layout" svg:x1="2.325cm" svg:y1="4.048cm" svg:x2="11.16cm" svg:y2="4.175cm">
          <text:p/>
        </draw:line>
        <draw:connector draw:style-name="gr28" draw:text-style-name="P4" draw:layer="layout" draw:type="curve" svg:x1="11.795cm" svg:y1="4.81cm" svg:x2="1.762cm" svg:y2="4.81cm" draw:start-shape="id24" draw:start-glue-point="8" draw:end-shape="id19" draw:end-glue-point="8" svg:d="M11795 4810c0 864-10033 864-10033 0">
          <text:p/>
        </draw:connector>
        <draw:connector draw:style-name="gr28" draw:text-style-name="P4" draw:layer="layout" draw:type="curve" svg:x1="1.762cm" svg:y1="3.54cm" svg:x2="11.795cm" svg:y2="3.54cm" draw:start-shape="id19" draw:start-glue-point="4" draw:end-shape="id24" draw:end-glue-point="4" svg:d="M1762 3540c0-864 10033-864 10033 0">
          <text:p/>
        </draw:connector>
        <draw:frame draw:style-name="gr40" draw:text-style-name="P9" draw:layer="layout" svg:width="6.113cm" svg:height="1.667cm" svg:x="3.667cm" svg:y="3.032cm">
          <draw:text-box draw:corner-radius="0.165cm">
            <text:p text:style-name="P7"><text:span text:style-name="T6">([=]!:uuid:1111</text:span></text:p>
          </draw:text-box>
        </draw:frame>
        <draw:frame draw:style-name="gr41" draw:text-style-name="P5" draw:layer="layout" svg:width="3.622cm" svg:height="0.996cm" svg:x="4.799cm" svg:y="1.782cm">
          <draw:text-box>
            <text:p><text:span text:style-name="T1">$is$ref </text:span></text:p>
          </draw:text-box>
        </draw:frame>
        <draw:frame draw:style-name="gr42" draw:text-style-name="P5" draw:layer="layout" svg:width="2.238cm" svg:height="0.996cm" svg:x="5.421cm" svg:y="4.449cm">
          <draw:text-box>
            <text:p><text:span text:style-name="T1">$ref </text:span></text:p>
          </draw:text-box>
        </draw:frame>
        <draw:custom-shape draw:style-name="gr2" draw:text-style-name="P4" xml:id="id21" draw:id="id21" draw:layer="layout" svg:width="1.27cm" svg:height="1.27cm" svg:x="6.389cm" svg:y="11.2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4" draw:layer="layout" svg:x1="6.897cm" svg:y1="8.239cm" svg:x2="6.897cm" svg:y2="11.414cm">
          <text:p/>
        </draw:line>
        <draw:frame draw:style-name="gr44" draw:text-style-name="P6" draw:layer="layout" svg:width="5.362cm" svg:height="1.016cm" svg:x="0.783cm" svg:y="11.883cm">
          <draw:text-box>
            <text:p><text:span text:style-name="T4">(=alice/#owns)</text:span></text:p>
          </draw:text-box>
        </draw:frame>
        <draw:frame draw:style-name="gr31" draw:text-style-name="P5" draw:layer="layout" svg:width="6.056cm" svg:height="0.996cm" svg:x="12.43cm" svg:y="3.56cm">
          <draw:text-box>
            <text:p><text:span text:style-name="T1">([=]!:uuid:1111)</text:span></text:p>
          </draw:text-box>
        </draw:frame>
        <draw:frame draw:style-name="gr14" draw:text-style-name="P6" draw:layer="layout" svg:width="2.788cm" svg:height="0.996cm" svg:x="7.024cm" svg:y="9.021cm">
          <draw:text-box>
            <text:p><text:span text:style-name="T4">#owns</text:span></text:p>
          </draw:text-box>
        </draw:frame>
        <draw:connector draw:style-name="gr4" draw:text-style-name="P4" draw:layer="layout" draw:type="curve" svg:x1="7.024cm" svg:y1="12.557cm" svg:x2="9.691cm" svg:y2="15.923cm" draw:start-shape="id21" draw:start-glue-point="8" draw:end-shape="id25" draw:end-glue-point="6" svg:d="M7024 12557c0 2244 889 3366 2667 3366">
          <text:p/>
        </draw:connector>
        <draw:connector draw:style-name="gr4" draw:text-style-name="P4" draw:layer="layout" draw:type="curve" svg:x1="10.263cm" svg:y1="16.494cm" svg:x2="12.612cm" svg:y2="20.177cm" draw:start-shape="id25" draw:start-glue-point="8" draw:end-shape="id22" draw:end-glue-point="5" svg:d="M10263 16494c0 2456 783 3683 2349 3683">
          <text:p/>
        </draw:connector>
        <draw:frame draw:style-name="gr35" draw:text-style-name="P5" draw:layer="layout" svg:width="8.833cm" svg:height="0.996cm" svg:x="10.961cm" svg:y="15.478cm">
          <draw:text-box>
            <text:p><text:span text:style-name="T1">(=alice/#owns)*alice.car</text:span></text:p>
          </draw:text-box>
        </draw:frame>
        <draw:frame draw:style-name="gr7" draw:text-style-name="P6" draw:layer="layout" svg:width="8.486cm" svg:height="0.996cm" svg:x="7.278cm" svg:y="13.7cm">
          <draw:text-box draw:corner-radius="1.651cm">
            <text:p><text:span text:style-name="T4">(=alice#owns)*alice.car</text:span></text:p>
          </draw:text-box>
        </draw:frame>
      </draw:page>
      <draw:page draw:name="page8" draw:style-name="dp1" draw:master-page-name="Default">
        <draw:frame draw:style-name="gr12" draw:text-style-name="P5" draw:layer="layout" svg:width="2.407cm" svg:height="0.996cm" svg:x="1.916cm" svg:y="1.917cm">
          <draw:text-box>
            <text:p><text:span text:style-name="T1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10-01T13:38:24.53</dc:date>
    <meta:editing-duration>P1DT8H54M8S</meta:editing-duration>
    <meta:editing-cycles>90</meta:editing-cycles>
    <meta:generator>OpenOffice/4.1.0$Win32 OpenOffice.org_project/410m18$Build-9764</meta:generator>
    <dc:creator>srinivas pakanati</dc:creator>
    <meta:document-statistic meta:object-count="107"/>
  </office:meta>
</office:document-meta>
</file>